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165in" svg:height="7.0587in" svg:x="0.7697in" svg:y="0.0417in">
            <draw:object draw:notify-on-update-of-ranges="Sheet1.I1:Sheet1.I236 Sheet1.Q1:Sheet1.Q2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965" calcext:value-type="float">
            <text:p>-19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-514" calcext:value-type="float">
            <text:p>-5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84" calcext:value-type="float">
            <text:p>26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468" calcext:value-type="float">
            <text:p>84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5437" calcext:value-type="float">
            <text:p>-54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35" calcext:value-type="float">
            <text:p>22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649" calcext:value-type="float">
            <text:p>-26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7086" calcext:value-type="float">
            <text:p>-708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45" calcext:value-type="float">
            <text:p>20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30" calcext:value-type="float">
            <text:p>363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400" calcext:value-type="float">
            <text:p>-14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5526" calcext:value-type="float">
            <text:p>-55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454" calcext:value-type="float">
            <text:p>-24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62" calcext:value-type="float">
            <text:p>-9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461" calcext:value-type="float">
            <text:p>54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07" calcext:value-type="float">
            <text:p>29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53" calcext:value-type="float">
            <text:p>20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61" calcext:value-type="float">
            <text:p>23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5251" calcext:value-type="float">
            <text:p>-52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00" calcext:value-type="float">
            <text:p>27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14" calcext:value-type="float">
            <text:p>281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523" calcext:value-type="float">
            <text:p>-52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7468" calcext:value-type="float">
            <text:p>-74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76" calcext:value-type="float">
            <text:p>28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26" calcext:value-type="float">
            <text:p>262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46" calcext:value-type="float">
            <text:p>314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5" calcext:value-type="float">
            <text:p>26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237" calcext:value-type="float">
            <text:p>-123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673" calcext:value-type="float">
            <text:p>86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735" calcext:value-type="float">
            <text:p>57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728" calcext:value-type="float">
            <text:p>37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012" calcext:value-type="float">
            <text:p>-90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292" calcext:value-type="float">
            <text:p>52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203" calcext:value-type="float">
            <text:p>-32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376" calcext:value-type="float">
            <text:p>-437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64" calcext:value-type="float">
            <text:p>28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56" calcext:value-type="float">
            <text:p>26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087" calcext:value-type="float">
            <text:p>-408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18" calcext:value-type="float">
            <text:p>30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10" calcext:value-type="float">
            <text:p>23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066" calcext:value-type="float">
            <text:p>-20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42" calcext:value-type="float">
            <text:p>24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677" calcext:value-type="float">
            <text:p>-6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519" calcext:value-type="float">
            <text:p>45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18" calcext:value-type="float">
            <text:p>23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443" calcext:value-type="float">
            <text:p>-14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7402" calcext:value-type="float">
            <text:p>-74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505" calcext:value-type="float">
            <text:p>-50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34" calcext:value-type="float">
            <text:p>34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103" calcext:value-type="float">
            <text:p>-31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654" calcext:value-type="float">
            <text:p>-96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614" calcext:value-type="float">
            <text:p>-461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84" calcext:value-type="float">
            <text:p>22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625" calcext:value-type="float">
            <text:p>-26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173" calcext:value-type="float">
            <text:p>-31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62" calcext:value-type="float">
            <text:p>20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870" calcext:value-type="float">
            <text:p>-38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720" calcext:value-type="float">
            <text:p>-172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457" calcext:value-type="float">
            <text:p>-44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90" calcext:value-type="float">
            <text:p>20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4001" calcext:value-type="float">
            <text:p>-400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761" calcext:value-type="float">
            <text:p>-37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13" calcext:value-type="float">
            <text:p>29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63" calcext:value-type="float">
            <text:p>35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10" calcext:value-type="float">
            <text:p>23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344" calcext:value-type="float">
            <text:p>-33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03" calcext:value-type="float">
            <text:p>-9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60" calcext:value-type="float">
            <text:p>26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177" calcext:value-type="float">
            <text:p>41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95" calcext:value-type="float">
            <text:p>309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18" calcext:value-type="float">
            <text:p>22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179" calcext:value-type="float">
            <text:p>217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029" calcext:value-type="float">
            <text:p>-302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65" calcext:value-type="float">
            <text:p>43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70" calcext:value-type="float">
            <text:p>35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55" calcext:value-type="float">
            <text:p>245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53" calcext:value-type="float">
            <text:p>24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13" calcext:value-type="float">
            <text:p>25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88" calcext:value-type="float">
            <text:p>248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42" calcext:value-type="float">
            <text:p>22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77" calcext:value-type="float">
            <text:p>59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6" calcext:value-type="float">
            <text:p>260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0" calcext:value-type="float">
            <text:p>258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262" calcext:value-type="float">
            <text:p>-22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10" calcext:value-type="float">
            <text:p>34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6" calcext:value-type="float">
            <text:p>258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90" calcext:value-type="float">
            <text:p>46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21" calcext:value-type="float">
            <text:p>23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7" calcext:value-type="float">
            <text:p>26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95" calcext:value-type="float">
            <text:p>259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61" calcext:value-type="float">
            <text:p>26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766" calcext:value-type="float">
            <text:p>67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38" calcext:value-type="float">
            <text:p>483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2715" calcext:value-type="float">
            <text:p>-27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157" calcext:value-type="float">
            <text:p>21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1381" calcext:value-type="float">
            <text:p>-138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50" calcext:value-type="float">
            <text:p>345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75" calcext:value-type="float">
            <text:p>28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073" calcext:value-type="float">
            <text:p>110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65" calcext:value-type="float">
            <text:p>25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818" calcext:value-type="float">
            <text:p>78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73" calcext:value-type="float">
            <text:p>35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16" calcext:value-type="float">
            <text:p>391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59" calcext:value-type="float">
            <text:p>255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2" calcext:value-type="float">
            <text:p>280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508" calcext:value-type="float">
            <text:p>350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15" calcext:value-type="float">
            <text:p>-9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67" calcext:value-type="float">
            <text:p>286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06" calcext:value-type="float">
            <text:p>230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369" calcext:value-type="float">
            <text:p>236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12" calcext:value-type="float">
            <text:p>26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68" calcext:value-type="float">
            <text:p>-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90" calcext:value-type="float">
            <text:p>22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234" calcext:value-type="float">
            <text:p>52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65" calcext:value-type="float">
            <text:p>-36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9463" calcext:value-type="float">
            <text:p>-94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-3591" calcext:value-type="float">
            <text:p>-359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412" calcext:value-type="float">
            <text:p>241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62" calcext:value-type="float">
            <text:p>436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382" calcext:value-type="float">
            <text:p>438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444" calcext:value-type="float">
            <text:p>744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748" calcext:value-type="float">
            <text:p>47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10" calcext:value-type="float">
            <text:p>251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24" calcext:value-type="float">
            <text:p>272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50" calcext:value-type="float">
            <text:p>275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41" calcext:value-type="float">
            <text:p>29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9" calcext:value-type="float">
            <text:p>25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049" calcext:value-type="float">
            <text:p>20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15" calcext:value-type="float">
            <text:p>25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73" calcext:value-type="float">
            <text:p>307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190" calcext:value-type="float">
            <text:p>21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22" calcext:value-type="float">
            <text:p>252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63" calcext:value-type="float">
            <text:p>276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70" calcext:value-type="float">
            <text:p>367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20" calcext:value-type="float">
            <text:p>282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58" calcext:value-type="float">
            <text:p>295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9884" calcext:value-type="float">
            <text:p>98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061" calcext:value-type="float">
            <text:p>406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15" calcext:value-type="float">
            <text:p>311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25" calcext:value-type="float">
            <text:p>322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71" calcext:value-type="float">
            <text:p>317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58" calcext:value-type="float">
            <text:p>325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35" calcext:value-type="float">
            <text:p>32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038" calcext:value-type="float">
            <text:p>403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54" calcext:value-type="float">
            <text:p>465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68" calcext:value-type="float">
            <text:p>32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47" calcext:value-type="float">
            <text:p>324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919" calcext:value-type="float">
            <text:p>391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11" calcext:value-type="float">
            <text:p>27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93" calcext:value-type="float">
            <text:p>269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93" calcext:value-type="float">
            <text:p>269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656" calcext:value-type="float">
            <text:p>465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8597" calcext:value-type="float">
            <text:p>859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267" calcext:value-type="float">
            <text:p>226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36" calcext:value-type="float">
            <text:p>313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272" calcext:value-type="float">
            <text:p>327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834" calcext:value-type="float">
            <text:p>283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21" calcext:value-type="float">
            <text:p>262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042" calcext:value-type="float">
            <text:p>404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999" calcext:value-type="float">
            <text:p>599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6918" calcext:value-type="float">
            <text:p>691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48" calcext:value-type="float">
            <text:p>36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753" calcext:value-type="float">
            <text:p>475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640" calcext:value-type="float">
            <text:p>364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727" calcext:value-type="float">
            <text:p>272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01" calcext:value-type="float">
            <text:p>260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11" calcext:value-type="float">
            <text:p>2911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96" calcext:value-type="float">
            <text:p>3396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1613" calcext:value-type="float">
            <text:p>161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79" calcext:value-type="float">
            <text:p>267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4823" calcext:value-type="float">
            <text:p>4823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45" calcext:value-type="float">
            <text:p>264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690" calcext:value-type="float">
            <text:p>2690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7435" calcext:value-type="float">
            <text:p>7435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89" calcext:value-type="float">
            <text:p>318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149" calcext:value-type="float">
            <text:p>3149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3407" calcext:value-type="float">
            <text:p>3407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dev:</text:p>
          </table:table-cell>
          <table:table-cell/>
          <table:table-cell office:value-type="float" office:value="5592" calcext:value-type="float">
            <text:p>5592</text:p>
          </table:table-cell>
          <table:table-cell/>
          <table:table-cell office:value-type="string" calcext:value-type="string">
            <text:p>stdDevation:</text:p>
          </table:table-cell>
          <table:table-cell/>
          <table:table-cell office:value-type="float" office:value="5326" calcext:value-type="float">
            <text:p>5326</text:p>
          </table:table-cell>
          <table:table-cell/>
          <table:table-cell office:value-type="string" calcext:value-type="string">
            <text:p>avgWithinStdev:</text:p>
          </table:table-cell>
          <table:table-cell/>
          <table:table-cell office:value-type="float" office:value="1834" calcext:value-type="float">
            <text:p>1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9:48:34.026544642</meta:creation-date>
    <dc:date>2022-03-27T19:50:58.908515547</dc:date>
    <meta:editing-duration>PT2M25S</meta:editing-duration>
    <meta:editing-cycles>1</meta:editing-cycles>
    <meta:document-statistic meta:table-count="1" meta:cell-count="2832" meta:object-count="1"/>
    <meta:generator>LibreOffice/7.2.5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2cm" svg:height="17.93cm" xlink:href=".." xlink:type="simple" chart:class="chart:line" chart:style-name="ch1">
        <chart:legend chart:legend-position="end" svg:x="36.23cm" svg:y="8.417cm" style:legend-expansion="high" chart:style-name="ch2"/>
        <chart:plot-area chart:style-name="ch3" table:cell-range-address="Sheet1.I1:Sheet1.I236 Sheet1.Q1:Sheet1.Q236" svg:x="0.77cm" svg:y="0.358cm" svg:width="34.69cm" svg:height="17.214cm">
          <chart:coordinate-region svg:x="2.053cm" svg:y="0.557cm" svg:width="33.407cm" svg:height="16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236" chart:class="chart:line">
            <chart:data-point chart:repeated="236"/>
          </chart:series>
          <chart:series chart:style-name="ch7" chart:values-cell-range-address="Sheet1.Q1:Sheet1.Q236" chart:class="chart:line">
            <chart:data-point chart:repeated="2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7">
                <text:p>937</text:p>
                <draw:g>
                  <svg:desc>Sheet1.I1:Sheet1.I236</svg:desc>
                </draw:g>
              </table:table-cell>
              <table:table-cell office:value-type="float" office:value="937">
                <text:p>937</text:p>
                <draw:g>
                  <svg:desc>Sheet1.Q1:Sheet1.Q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65">
                <text:p>-1965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3">
                <text:p>280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8">
                <text:p>111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4">
                <text:p>2684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68">
                <text:p>846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437">
                <text:p>-5437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0">
                <text:p>139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5">
                <text:p>223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9">
                <text:p>-264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086">
                <text:p>-708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5">
                <text:p>204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0">
                <text:p>363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00">
                <text:p>-140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526">
                <text:p>-55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54">
                <text:p>-245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62">
                <text:p>-96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61">
                <text:p>54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8">
                <text:p>67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7">
                <text:p>290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3">
                <text:p>205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1">
                <text:p>236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6">
                <text:p>4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251">
                <text:p>-525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8">
                <text:p>282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14">
                <text:p>281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23">
                <text:p>-52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468">
                <text:p>-74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6">
                <text:p>287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6">
                <text:p>262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46">
                <text:p>314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7">
                <text:p>90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5">
                <text:p>260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237">
                <text:p>-12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73">
                <text:p>867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5">
                <text:p>573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8">
                <text:p>372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012">
                <text:p>-901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92">
                <text:p>529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03">
                <text:p>-32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376">
                <text:p>-437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64">
                <text:p>286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2">
                <text:p>69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6">
                <text:p>265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087">
                <text:p>-408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8">
                <text:p>301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0">
                <text:p>231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66">
                <text:p>-20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42">
                <text:p>244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77">
                <text:p>-67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19">
                <text:p>451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18">
                <text:p>231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43">
                <text:p>-144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402">
                <text:p>-740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3">
                <text:p>104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05">
                <text:p>-50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34">
                <text:p>343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4">
                <text:p>11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103">
                <text:p>-310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654">
                <text:p>-965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">
                <text:p>9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614">
                <text:p>-461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84">
                <text:p>228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625">
                <text:p>-262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173">
                <text:p>-317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7">
                <text:p>86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2">
                <text:p>206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870">
                <text:p>-38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">
                <text:p>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720">
                <text:p>-17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457">
                <text:p>-445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90">
                <text:p>20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001">
                <text:p>-40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4">
                <text:p>25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70">
                <text:p>18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761">
                <text:p>-37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13">
                <text:p>29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3">
                <text:p>35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10">
                <text:p>23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344">
                <text:p>-334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03">
                <text:p>-9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0">
                <text:p>26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36">
                <text:p>26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7">
                <text:p>417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95">
                <text:p>309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18">
                <text:p>221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79">
                <text:p>217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029">
                <text:p>-302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5">
                <text:p>436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0">
                <text:p>357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55">
                <text:p>245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53">
                <text:p>24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13">
                <text:p>251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8">
                <text:p>248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0">
                <text:p>318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2">
                <text:p>22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77">
                <text:p>597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9">
                <text:p>89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06">
                <text:p>260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80">
                <text:p>25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62">
                <text:p>-22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10">
                <text:p>341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86">
                <text:p>258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28">
                <text:p>252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90">
                <text:p>469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21">
                <text:p>2321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7">
                <text:p>260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95">
                <text:p>259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61">
                <text:p>266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66">
                <text:p>676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38">
                <text:p>483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715">
                <text:p>-271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9">
                <text:p>51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7">
                <text:p>215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90">
                <text:p>259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81">
                <text:p>-138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50">
                <text:p>345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3">
                <text:p>99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96">
                <text:p>269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75">
                <text:p>287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73">
                <text:p>11073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">
                <text:p>62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5">
                <text:p>256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18">
                <text:p>781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6">
                <text:p>66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73">
                <text:p>357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0">
                <text:p>60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3">
                <text:p>107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16">
                <text:p>391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59">
                <text:p>255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3">
                <text:p>170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02">
                <text:p>280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08">
                <text:p>350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15">
                <text:p>-91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67">
                <text:p>286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06">
                <text:p>230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">
                <text:p>19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6">
                <text:p>45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69">
                <text:p>236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2">
                <text:p>261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8">
                <text:p>-6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7">
                <text:p>1917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">
                <text:p>229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56">
                <text:p>6756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34">
                <text:p>523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65">
                <text:p>-36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8">
                <text:p>88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8">
                <text:p>89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77">
                <text:p>117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463">
                <text:p>-946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591">
                <text:p>-3591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12">
                <text:p>241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62">
                <text:p>436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82">
                <text:p>438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64">
                <text:p>226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44">
                <text:p>744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8">
                <text:p>86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48">
                <text:p>474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10">
                <text:p>251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24">
                <text:p>272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50">
                <text:p>275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41">
                <text:p>294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89">
                <text:p>2589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93">
                <text:p>129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49">
                <text:p>204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52">
                <text:p>1052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48">
                <text:p>274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15">
                <text:p>251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73">
                <text:p>307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90">
                <text:p>219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22">
                <text:p>252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63">
                <text:p>276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03">
                <text:p>280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70">
                <text:p>36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20">
                <text:p>2820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58">
                <text:p>295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84">
                <text:p>9884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7">
                <text:p>185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9">
                <text:p>187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61">
                <text:p>406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15">
                <text:p>3115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25">
                <text:p>322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71">
                <text:p>3171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58">
                <text:p>325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35">
                <text:p>3235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38">
                <text:p>4038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96">
                <text:p>149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54">
                <text:p>465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68">
                <text:p>326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47">
                <text:p>3247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19">
                <text:p>3919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1">
                <text:p>2711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93">
                <text:p>269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93">
                <text:p>269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7">
                <text:p>29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656">
                <text:p>4656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97">
                <text:p>8597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51">
                <text:p>225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92">
                <text:p>189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67">
                <text:p>226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36">
                <text:p>3136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72">
                <text:p>327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41">
                <text:p>1941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60">
                <text:p>126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34">
                <text:p>2834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21">
                <text:p>262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42">
                <text:p>404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5">
                <text:p>343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99">
                <text:p>5999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18">
                <text:p>6918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48">
                <text:p>364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53">
                <text:p>4753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40">
                <text:p>364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27">
                <text:p>2727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01">
                <text:p>2601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11">
                <text:p>291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96">
                <text:p>3396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13">
                <text:p>1613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79">
                <text:p>2679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60">
                <text:p>3060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75">
                <text:p>2675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90">
                <text:p>2590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23">
                <text:p>4823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48">
                <text:p>264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45">
                <text:p>2645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90">
                <text:p>3390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90">
                <text:p>2690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35">
                <text:p>7435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189">
                <text:p>3189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68">
                <text:p>296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49">
                <text:p>314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07">
                <text:p>340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84">
                <text:p>2584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92">
                <text:p>5592</text:p>
              </table:table-cell>
              <table:table-cell office:value-type="float" office:value="1834">
                <text:p>1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